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ae14" officeooo:paragraph-rsid="0001ae14"/>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text-properties officeooo:rsid="0001ae14" officeooo:paragraph-rsid="0001ae14"/>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1:</text:p>
      <text:p text:style-name="P1"/>
      <text:p text:style-name="P1">Create a infographic illustrating the Test Driven Development(TDD) process.Highlight steps like writing tests before code,benefits such as bug detection, and how its fosters software reliability.</text:p>
      <text:p text:style-name="P1"/>
      <text:p text:style-name="P1">Answer:</text:p>
      <text:p text:style-name="P1"/>
      <text:p text:style-name="P12">Here's an infographic illustrating the Test Driven Development (TDD) process:</text:p>
      <text:p text:style-name="Horizontal_20_Line"/>
      <text:p text:style-name="Text_20_body"><text:span text:style-name="Strong_20_Emphasis">Test Driven Development (TDD)</text:span></text:p>
      <text:p text:style-name="Text_20_body"><text:span text:style-name="Emphasis">An Overview</text:span></text:p>
      <text:p text:style-name="Horizontal_20_Line"/>
      <text:p text:style-name="Text_20_body"><text:span text:style-name="Strong_20_Emphasis">1. Write Test Cases</text:span></text:p>
      <text:list xml:id="list2893224803" text:style-name="L1">
        <text:list-item>
          <text:p text:style-name="P3"><text:span text:style-name="Strong_20_Emphasis">Step 1:</text:span> Write test cases for the desired functionality before writing any code.</text:p>
        </text:list-item>
        <text:list-item>
          <text:p text:style-name="P2"><text:span text:style-name="Strong_20_Emphasis">Step 2:</text:span> Tests are written in small increments, focusing on specific behaviors or features.</text:p>
        </text:list-item>
      </text:list>
      <text:p text:style-name="Horizontal_20_Line"/>
      <text:p text:style-name="Text_20_body"><text:span text:style-name="Strong_20_Emphasis">2. Run Tests</text:span></text:p>
      <text:list xml:id="list133439419" text:style-name="L2">
        <text:list-item>
          <text:p text:style-name="P5"><text:span text:style-name="Strong_20_Emphasis">Step 3:</text:span> Run the test suite to ensure that all previously written tests fail initially.</text:p>
        </text:list-item>
        <text:list-item>
          <text:p text:style-name="P4"><text:span text:style-name="Strong_20_Emphasis">Step 4:</text:span> Failed tests indicate missing or incorrect functionality in the codebase.</text:p>
        </text:list-item>
      </text:list>
      <text:p text:style-name="Horizontal_20_Line"/>
      <text:p text:style-name="Text_20_body"><text:span text:style-name="Strong_20_Emphasis">3. Write Code</text:span></text:p>
      <text:list xml:id="list4005871031" text:style-name="L3">
        <text:list-item>
          <text:p text:style-name="P7"><text:span text:style-name="Strong_20_Emphasis">Step 5:</text:span> Write the minimal amount of code required to pass the failing tests.</text:p>
        </text:list-item>
        <text:list-item>
          <text:p text:style-name="P6"><text:span text:style-name="Strong_20_Emphasis">Step 6:</text:span> Keep the code simple and focused on passing the current test case.</text:p>
        </text:list-item>
      </text:list>
      <text:p text:style-name="Horizontal_20_Line"/>
      <text:p text:style-name="Text_20_body"><text:span text:style-name="Strong_20_Emphasis">4. Refactor Code</text:span></text:p>
      <text:list xml:id="list419631750" text:style-name="L4">
        <text:list-item>
          <text:p text:style-name="P9"><text:span text:style-name="Strong_20_Emphasis">Step 7:</text:span> Refactor the code to improve its structure, readability, and efficiency.</text:p>
        </text:list-item>
        <text:list-item>
          <text:p text:style-name="P8"><text:span text:style-name="Strong_20_Emphasis">Step 8:</text:span> Ensure that the changes do not break any existing functionality by rerunning the test suite.</text:p>
        </text:list-item>
      </text:list>
      <text:p text:style-name="Horizontal_20_Line"/>
      <text:p text:style-name="Text_20_body"><text:span text:style-name="Strong_20_Emphasis">Benefits of TDD:</text:span></text:p>
      <text:list xml:id="list178265700" text:style-name="L5">
        <text:list-item>
          <text:p text:style-name="P11"><text:span text:style-name="Strong_20_Emphasis">Bug Detection:</text:span> TDD helps catch bugs early in the development process by continuously running tests.</text:p>
        </text:list-item>
        <text:list-item>
          <text:p text:style-name="P11"><text:span text:style-name="Strong_20_Emphasis">Improved Design:</text:span> Encourages writing modular and loosely coupled code, leading to better software architecture.</text:p>
        </text:list-item>
        <text:list-item>
          <text:p text:style-name="P11"><text:span text:style-name="Strong_20_Emphasis">Faster Development:</text:span> Reduces debugging time and overall development time by identifying issues early.</text:p>
        </text:list-item>
        <text:list-item>
          <text:p text:style-name="P10"><text:span text:style-name="Strong_20_Emphasis">Enhanced Reliability:</text:span> Builds confidence in the codebase by ensuring that all features are thoroughly tested.</text:p>
        </text:list-item>
      </text:list>
      <text:p text:style-name="Horizontal_20_Line"/>
      <text:p text:style-name="Text_20_body"><text:soft-page-break/><text:span text:style-name="Strong_20_Emphasis">Conclusion:</text:span></text:p>
      <text:p text:style-name="Text_20_body">Test Driven Development (TDD) promotes a disciplined approach to software development, emphasizing the importance of writing tests before writing code. By following the TDD process, developers can produce reliable, bug-free code while improving software quality and maintainability.</text:p>
      <text:p text:style-name="P12">Question2:</text:p>
      <text:p text:style-name="P12">Produce a comparitive infographic of TDD,BDD, and FDD methodologies illustrate their unique approaches,benefits, and suitability for different software development <text:s/>contexts. Use visuals to enhance understanding.</text:p>
      <text:p text:style-name="P12">Answer:</text:p>
      <text:p text:style-name="P12">Here's a comparative infographic of Test Driven Development (TDD), Behavior Driven Development (BDD), and Feature Driven Development (FDD) methodologies:</text:p>
      <text:p text:style-name="Horizontal_20_Line"/>
      <text:p text:style-name="Text_20_body"><text:span text:style-name="Strong_20_Emphasis">Comparative Infographic: TDD vs BDD vs FDD</text:span></text:p>
      <text:p text:style-name="Horizontal_20_Line"/>
      <text:p text:style-name="Text_20_body"><text:span text:style-name="Strong_20_Emphasis">Test Driven Development (TDD)</text:span></text:p>
      <text:p text:style-name="Text_20_body"><text:span text:style-name="Emphasis">Approach:</text:span></text:p>
      <text:list xml:id="list4288364770" text:style-name="L6">
        <text:list-item>
          <text:p text:style-name="P14">Write tests before writing code.</text:p>
        </text:list-item>
        <text:list-item>
          <text:p text:style-name="P13">Tests drive the development process.</text:p>
        </text:list-item>
      </text:list>
      <text:p text:style-name="Text_20_body"><text:span text:style-name="Emphasis">Benefits:</text:span></text:p>
      <text:list xml:id="list154364616" text:style-name="L7">
        <text:list-item>
          <text:p text:style-name="P16">Early bug detection.</text:p>
        </text:list-item>
        <text:list-item>
          <text:p text:style-name="P16">Improved code quality.</text:p>
        </text:list-item>
        <text:list-item>
          <text:p text:style-name="P15">Faster development cycles.</text:p>
        </text:list-item>
      </text:list>
      <text:p text:style-name="Text_20_body"><text:span text:style-name="Emphasis">Suitability:</text:span></text:p>
      <text:list xml:id="list3606052937" text:style-name="L8">
        <text:list-item>
          <text:p text:style-name="P18">Well-suited for small to medium-sized projects.</text:p>
        </text:list-item>
        <text:list-item>
          <text:p text:style-name="P17">Projects with evolving requirements.</text:p>
        </text:list-item>
      </text:list>
      <text:p text:style-name="Text_20_body">[Visual: Test Case before Code]</text:p>
      <text:p text:style-name="Horizontal_20_Line"/>
      <text:p text:style-name="Text_20_body"><text:span text:style-name="Strong_20_Emphasis">Behavior Driven Development (BDD)</text:span></text:p>
      <text:p text:style-name="Text_20_body"><text:span text:style-name="Emphasis">Approach:</text:span></text:p>
      <text:list xml:id="list120539868" text:style-name="L9">
        <text:list-item>
          <text:p text:style-name="P20">Focus on behavior and business requirements.</text:p>
        </text:list-item>
        <text:list-item>
          <text:p text:style-name="P19">Write human-readable acceptance tests.</text:p>
        </text:list-item>
      </text:list>
      <text:p text:style-name="Text_20_body"><text:span text:style-name="Emphasis">Benefits:</text:span></text:p>
      <text:list xml:id="list2777332036" text:style-name="L10">
        <text:list-item>
          <text:p text:style-name="P22">Improved communication between stakeholders.</text:p>
        </text:list-item>
        <text:list-item>
          <text:p text:style-name="P22">Enhanced collaboration between development and QA teams.</text:p>
        </text:list-item>
        <text:list-item>
          <text:p text:style-name="P21">Clearer understanding of project goals.</text:p>
        </text:list-item>
      </text:list>
      <text:p text:style-name="Text_20_body"><text:soft-page-break/><text:span text:style-name="Emphasis">Suitability:</text:span></text:p>
      <text:list xml:id="list1581497343" text:style-name="L11">
        <text:list-item>
          <text:p text:style-name="P24">Ideal for projects with complex business logic.</text:p>
        </text:list-item>
        <text:list-item>
          <text:p text:style-name="P23">Projects requiring close collaboration between technical and non-technical stakeholders.</text:p>
        </text:list-item>
      </text:list>
      <text:p text:style-name="Text_20_body">[Visual: User Stories and Acceptance Criteria]</text:p>
      <text:p text:style-name="Horizontal_20_Line"/>
      <text:p text:style-name="Text_20_body"><text:span text:style-name="Strong_20_Emphasis">Feature Driven Development (FDD)</text:span></text:p>
      <text:p text:style-name="Text_20_body"><text:span text:style-name="Emphasis">Approach:</text:span></text:p>
      <text:list xml:id="list2421942544" text:style-name="L12">
        <text:list-item>
          <text:p text:style-name="P26">Break down development into feature sets.</text:p>
        </text:list-item>
        <text:list-item>
          <text:p text:style-name="P25">Emphasize iterative development of features.</text:p>
        </text:list-item>
      </text:list>
      <text:p text:style-name="Text_20_body"><text:span text:style-name="Emphasis">Benefits:</text:span></text:p>
      <text:list xml:id="list3122474075" text:style-name="L13">
        <text:list-item>
          <text:p text:style-name="P28">Clear feature ownership.</text:p>
        </text:list-item>
        <text:list-item>
          <text:p text:style-name="P28">Scalable for large projects.</text:p>
        </text:list-item>
        <text:list-item>
          <text:p text:style-name="P27">Emphasis on domain modeling.</text:p>
        </text:list-item>
      </text:list>
      <text:p text:style-name="Text_20_body"><text:span text:style-name="Emphasis">Suitability:</text:span></text:p>
      <text:list xml:id="list589229218" text:style-name="L14">
        <text:list-item>
          <text:p text:style-name="P30">Best suited for large, enterprise-level projects.</text:p>
        </text:list-item>
        <text:list-item>
          <text:p text:style-name="P29">Projects with a focus on feature delivery and management.</text:p>
        </text:list-item>
      </text:list>
      <text:p text:style-name="Text_20_body">[Visual: Feature Sets and Iterative Development]</text:p>
      <text:p text:style-name="Horizontal_20_Line"/>
      <text:p text:style-name="Text_20_body"><text:span text:style-name="Strong_20_Emphasis">Conclusion:</text:span></text:p>
      <text:p text:style-name="Text_20_body">Each methodology offers unique approaches and benefits, catering to different software development contexts. Test Driven Development (TDD) focuses on early bug detection and code quality, making it suitable for projects with evolving requirements. Behavior Driven Development (BDD) emphasizes collaboration and clear communication, making it ideal for projects with complex business logic. Feature Driven Development (FDD) prioritizes feature delivery and scalability, making it suitable for large, enterprise-level projects.</text:p>
      <text:p text:style-name="P1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2:38:47.055756779</meta:creation-date>
    <dc:date>2024-06-10T12:48:07.184852176</dc:date>
    <meta:editing-duration>PT9M20S</meta:editing-duration>
    <meta:editing-cycles>1</meta:editing-cycles>
    <meta:document-statistic meta:table-count="0" meta:image-count="0" meta:object-count="0" meta:page-count="3" meta:paragraph-count="68" meta:word-count="565" meta:character-count="3933" meta:non-whitespace-character-count="3468"/>
    <meta:generator>LibreOffice/7.3.7.2$Linux_X86_64 LibreOffice_project/30$Build-2</meta:generator>
  </office:meta>
</office:document-meta>
</file>